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b50b" officeooo:paragraph-rsid="0008b50b"/>
    </style:style>
    <style:style style:name="P2" style:family="paragraph" style:parent-style-name="Standard">
      <style:paragraph-properties fo:text-align="justify" style:justify-single-word="false"/>
      <style:text-properties officeooo:rsid="0008b50b" officeooo:paragraph-rsid="0008b50b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936a2" officeooo:paragraph-rsid="001a5bfe"/>
    </style:style>
    <style:style style:name="P4" style:family="paragraph" style:parent-style-name="Standard" style:list-style-name="L3">
      <style:paragraph-properties fo:text-align="justify" style:justify-single-word="false"/>
      <style:text-properties style:text-underline-style="none" officeooo:rsid="000b2831" officeooo:paragraph-rsid="000b2831"/>
    </style:style>
    <style:style style:name="P5" style:family="paragraph" style:parent-style-name="Standard" style:list-style-name="L3">
      <style:paragraph-properties fo:text-align="justify" style:justify-single-word="false"/>
      <style:text-properties style:text-underline-style="none" officeooo:rsid="000b2831" officeooo:paragraph-rsid="000bc829"/>
    </style:style>
    <style:style style:name="P6" style:family="paragraph" style:parent-style-name="Standard">
      <style:paragraph-properties fo:text-align="justify" style:justify-single-word="false"/>
      <style:text-properties style:text-underline-style="none" officeooo:rsid="000bc829" officeooo:paragraph-rsid="000f1c5a"/>
    </style:style>
    <style:style style:name="P7" style:family="paragraph" style:parent-style-name="Standard">
      <style:paragraph-properties fo:text-align="justify" style:justify-single-word="false"/>
      <style:text-properties style:text-underline-style="none" officeooo:rsid="0010fd86" officeooo:paragraph-rsid="00136947"/>
    </style:style>
    <style:style style:name="P8" style:family="paragraph" style:parent-style-name="Standard">
      <style:paragraph-properties fo:text-align="justify" style:justify-single-word="false"/>
      <style:text-properties officeooo:rsid="00155df1" officeooo:paragraph-rsid="00155df1"/>
    </style:style>
    <style:style style:name="P9" style:family="paragraph" style:parent-style-name="Standard">
      <style:paragraph-properties fo:text-align="justify" style:justify-single-word="false"/>
      <style:text-properties officeooo:rsid="0018703c" officeooo:paragraph-rsid="0018703c"/>
    </style:style>
    <style:style style:name="P10" style:family="paragraph" style:parent-style-name="Standard">
      <style:paragraph-properties fo:text-align="justify" style:justify-single-word="false"/>
      <style:text-properties officeooo:rsid="0018703c" officeooo:paragraph-rsid="0018f46f"/>
    </style:style>
    <style:style style:name="P11" style:family="paragraph" style:parent-style-name="Standard" style:list-style-name="L13">
      <style:paragraph-properties fo:text-align="justify" style:justify-single-word="false"/>
      <style:text-properties officeooo:rsid="0018f46f" officeooo:paragraph-rsid="0018f46f"/>
    </style:style>
    <style:style style:name="P12" style:family="paragraph" style:parent-style-name="Standard">
      <style:paragraph-properties fo:text-align="justify" style:justify-single-word="false"/>
      <style:text-properties officeooo:rsid="0018f46f" officeooo:paragraph-rsid="0018f46f"/>
    </style:style>
    <style:style style:name="P1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08b50b" officeooo:paragraph-rsid="0008b50b" style:font-size-asian="28pt" style:font-weight-asian="bold" style:font-size-complex="2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normal" officeooo:rsid="0008b50b" officeooo:paragraph-rsid="0008b50b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8703c" officeooo:paragraph-rsid="0018703c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8b50b" officeooo:paragraph-rsid="0008b50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style="italic" officeooo:rsid="0008b50b" officeooo:paragraph-rsid="0008b50b" style:font-size-asian="14pt" style:font-style-asian="italic" style:font-size-complex="14pt" style:font-style-complex="italic"/>
    </style:style>
    <style:style style:name="P18" style:family="paragraph" style:parent-style-name="Standard" style:list-style-name="L8">
      <style:paragraph-properties fo:text-align="justify" style:justify-single-word="false"/>
      <style:text-properties officeooo:paragraph-rsid="00136947"/>
    </style:style>
    <style:style style:name="T1" style:family="text">
      <style:text-properties style:text-underline-style="solid" style:text-underline-width="auto" style:text-underline-color="font-color" officeooo:rsid="0013694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36947"/>
    </style:style>
    <style:style style:name="T4" style:family="text">
      <style:text-properties style:text-underline-style="none" officeooo:rsid="0018f46f"/>
    </style:style>
    <style:style style:name="T5" style:family="text">
      <style:text-properties style:text-underline-style="none" officeooo:rsid="001a5bfe"/>
    </style:style>
    <style:style style:name="T6" style:family="text">
      <style:text-properties officeooo:rsid="000dada6"/>
    </style:style>
    <style:style style:name="T7" style:family="text">
      <style:text-properties officeooo:rsid="00136947"/>
    </style:style>
    <style:style style:name="T8" style:family="text">
      <style:text-properties officeooo:rsid="001a5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ÁCTICA DE LEX</text:p>
      <text:p text:style-name="P16"/>
      <text:p text:style-name="P17">Juan Manuel Mateos Pérez</text:p>
      <text:p text:style-name="P17">José Luis Ruiz Benito</text:p>
      <text:p text:style-name="P1"/>
      <text:p text:style-name="P14">Validador de contraseñas</text:p>
      <text:p text:style-name="P2"/>
      <text:p text:style-name="P3">El objetivo es realizar un programa que compruebe la validez de una cadena de caracteres como contraseña, siguiendo la siguiente pauta: </text:p>
      <text:p text:style-name="P3"><text:span text:style-name="T8">L</text:span>a cadena debe contener al menos un carácter de cada uno de los siguientes conjuntos:</text:p>
      <text:list xml:id="list2360741251" text:style-name="L3">
        <text:list-item>
          <text:p text:style-name="P4">Dígitos del 0 al 9</text:p>
        </text:list-item>
        <text:list-item>
          <text:p text:style-name="P4">Letras minúsculas</text:p>
        </text:list-item>
        <text:list-item>
          <text:p text:style-name="P4">Letras mayúsculas</text:p>
        </text:list-item>
        <text:list-item>
          <text:p text:style-name="P5">Caracteres especiales, concretamente uno de los siguientes: </text:p>
          <text:p text:style-name="P5">. , : ; + - * &amp; # % $ ¡ ! ¿ ?</text:p>
        </text:list-item>
      </text:list>
      <text:p text:style-name="P6"/>
      <text:p text:style-name="P6">Asimismo la cadena también será válida si incorpora otros caracteres siempre y cuando cumpla la rest<text:span text:style-name="T6">r</text:span>icción anterior.</text:p>
      <text:p text:style-name="P6"/>
      <text:p text:style-name="P7">En el fichero password.l se define la expresión regular “password” que origina el lenguaje al que debe pertenecer la cadena para ser una contraseña válida. </text:p>
      <text:p text:style-name="P7"/>
      <text:p text:style-name="P7"><text:span text:style-name="T7">Para construir esta expresión se han definido las siguientes expresiones regulares:</text:span></text:p>
      <text:list xml:id="list484752371" text:style-name="L8">
        <text:list-item>
          <text:p text:style-name="P18"><text:span text:style-name="T3">x: cualquier carácter salvo separadores.</text:span></text:p>
        </text:list-item>
        <text:list-item>
          <text:p text:style-name="P18"><text:span text:style-name="T3">_0: cadenas que contienen al menos un dígito.</text:span></text:p>
        </text:list-item>
        <text:list-item>
          <text:p text:style-name="P18"><text:span text:style-name="T3">_1: cadenas que contienen al menos una letra minúscula</text:span><text:span text:style-name="T1">.</text:span></text:p>
        </text:list-item>
        <text:list-item>
          <text:p text:style-name="P18"><text:span text:style-name="T3">_2: cadenas que contienen al menos una letra mayúscula.</text:span></text:p>
        </text:list-item>
        <text:list-item>
          <text:p text:style-name="P18"><text:span text:style-name="T3">_3: cadenas que contienen al menos un carácter especial.</text:span></text:p>
        </text:list-item>
      </text:list>
      <text:p text:style-name="P8"><text:span text:style-name="T2"/></text:p>
      <text:p text:style-name="P8"><text:span text:style-name="T2">Haciendo todas las concatenaciones posibles con las anteriores expresiones regulares y uniéndolas, obtenemos la expresión regular final. </text:span></text:p>
      <text:p text:style-name="P8"><text:span text:style-name="T2"/></text:p>
      <text:p text:style-name="P15">Uso</text:p>
      <text:p text:style-name="P9"><text:span text:style-name="T2"/></text:p>
      <text:p text:style-name="P10"><text:span text:style-name="T2">Para probar el programa </text:span><text:span text:style-name="T4">hay que seguir los siguientes pasos:</text:span></text:p>
      <text:list xml:id="list1754751179" text:style-name="L13">
        <text:list-item>
          <text:p text:style-name="P11"><text:span text:style-name="T2">Procesar el fichero “password.l” con flex: </text:span></text:p>
          <text:p text:style-name="P11"><text:span text:style-name="T2">flex password.l</text:span></text:p>
        </text:list-item>
        <text:list-item>
          <text:p text:style-name="P11"><text:span text:style-name="T2">Compilar el código C generado:</text:span></text:p>
          <text:p text:style-name="P11"><text:span text:style-name="T2">gcc lex.yy.c -o password.out -lfl</text:span></text:p>
        </text:list-item>
        <text:list-item>
          <text:p text:style-name="P11"><text:span text:style-name="T2">Ejecutar el programa:</text:span></text:p>
          <text:p text:style-name="P11"><text:span text:style-name="T2">./password.out ejemplo.txt</text:span></text:p>
        </text:list-item>
      </text:list>
      <text:p text:style-name="P12"><text:span text:style-name="T2"><text:tab/></text:span><text:span text:style-name="T5">d</text:span><text:span text:style-name="T2">onde “ejemplo.txt” es el fichero en el que se encuentra la contraseña que deseamos valida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6T20:05:29.824926031</meta:creation-date>
    <dc:date>2019-12-26T20:33:04.408299349</dc:date>
    <meta:editing-duration>PT27M2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53" meta:character-count="1530" meta:non-whitespace-character-count="1313"/>
  </office:meta>
</office:document-meta>
</file>